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90b1" officeooo:paragraph-rsid="001590b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0b1" officeooo:paragraph-rsid="001590b1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normal" officeooo:rsid="001590b1" officeooo:paragraph-rsid="001590b1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normal" officeooo:rsid="001590b1" officeooo:paragraph-rsid="001590b1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rsid="001590b1" officeooo:paragraph-rsid="0016a92a" style:font-weight-asian="normal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normal" officeooo:rsid="001590b1" officeooo:paragraph-rsid="001590b1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weight="normal" officeooo:rsid="0016a92a" officeooo:paragraph-rsid="0016a92a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weight="normal" officeooo:rsid="0018108e" officeooo:paragraph-rsid="0018108e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weight="normal" officeooo:rsid="0018108e" officeooo:paragraph-rsid="0018108e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weight="normal" officeooo:rsid="0018108e" officeooo:paragraph-rsid="001810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08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span text:style-name="T1">Usuarios</text:span></text:p>
      <text:list xml:id="list4287430194" text:style-name="L2">
        <text:list-item>
          <text:p text:style-name="P3">email</text:p>
        </text:list-item>
        <text:list-item>
          <text:p text:style-name="P10">id</text:p>
        </text:list-item>
        <text:list-item>
          <text:p text:style-name="P3">contraseña</text:p>
        </text:list-item>
        <text:list-item>
          <text:p text:style-name="P3">nombre</text:p>
        </text:list-item>
        <text:list-item>
          <text:p text:style-name="P3">foto</text:p>
        </text:list-item>
        <text:list-item>
          <text:p text:style-name="P3">telefono</text:p>
        </text:list-item>
        <text:list-item>
          <text:p text:style-name="P3">dirección</text:p>
        </text:list-item>
        <text:list-item>
          <text:p text:style-name="P3">tipo</text:p>
        </text:list-item>
        <text:list-item>
          <text:p text:style-name="P3">estado</text:p>
        </text:list-item>
      </text:list>
      <text:p text:style-name="P2"/>
      <text:p text:style-name="P2"><text:tab/></text:p>
      <text:p text:style-name="P2"><text:tab/><text:span text:style-name="T1">Categorias</text:span></text:p>
      <text:p text:style-name="P2"/>
      <text:list xml:id="list2899395409" text:style-name="L3">
        <text:list-item>
          <text:p text:style-name="P4">nombre</text:p>
        </text:list-item>
        <text:list-item>
          <text:p text:style-name="P11">id</text:p>
        </text:list-item>
        <text:list-item>
          <text:p text:style-name="P5">descripcion</text:p>
        </text:list-item>
        <text:list-item>
          <text:p text:style-name="P4">estado</text:p>
        </text:list-item>
      </text:list>
      <text:p text:style-name="P2"/>
      <text:p text:style-name="P2"><text:tab/><text:span text:style-name="T1">Marca</text:span></text:p>
      <text:p text:style-name="P2"/>
      <text:list xml:id="list4277696897" text:style-name="L4">
        <text:list-item>
          <text:p text:style-name="P6">nombre</text:p>
        </text:list-item>
        <text:list-item>
          <text:p text:style-name="P12">id</text:p>
        </text:list-item>
        <text:list-item>
          <text:p text:style-name="P6">descripcion</text:p>
        </text:list-item>
        <text:list-item>
          <text:p text:style-name="P6">estado</text:p>
        </text:list-item>
      </text:list>
      <text:p text:style-name="P2"/>
      <text:p text:style-name="P2"><text:tab/></text:p>
      <text:p text:style-name="P2"><text:tab/><text:span text:style-name="T1">Producto</text:span></text:p>
      <text:p text:style-name="P2"><text:span text:style-name="T1"/></text:p>
      <text:list xml:id="list3001166649" text:style-name="L5">
        <text:list-item>
          <text:p text:style-name="P7">id</text:p>
        </text:list-item>
        <text:list-item>
          <text:p text:style-name="P7">sku</text:p>
        </text:list-item>
        <text:list-item>
          <text:p text:style-name="P7">nombre</text:p>
        </text:list-item>
        <text:list-item>
          <text:p text:style-name="P7">stock</text:p>
        </text:list-item>
        <text:list-item>
          <text:p text:style-name="P7">precio de compra</text:p>
        </text:list-item>
        <text:list-item>
          <text:p text:style-name="P7">unidades</text:p>
        </text:list-item>
        <text:list-item>
          <text:p text:style-name="P7">stock critico</text:p>
        </text:list-item>
      </text:list>
      <text:p text:style-name="P8"/>
      <text:p text:style-name="P8"/>
      <text:p text:style-name="P8"><text:tab/><text:span text:style-name="T1">Productos VENTA</text:span></text:p>
      <text:p text:style-name="P8"><text:span text:style-name="T1"/></text:p>
      <text:list xml:id="list2869981743" text:style-name="L6">
        <text:list-item>
          <text:p text:style-name="P9"><text:span text:style-name="T1">id</text:span></text:p>
        </text:list-item>
        <text:list-item>
          <text:p text:style-name="P9"><text:span text:style-name="T1">producto_id</text:span></text:p>
        </text:list-item>
        <text:list-item>
          <text:p text:style-name="P9"><text:span text:style-name="T1">descripcion</text:span></text:p>
        </text:list-item>
        <text:list-item>
          <text:p text:style-name="P9"><text:span text:style-name="T1">cantidad unidades</text:span></text:p>
        </text:list-item>
        <text:list-item>
          <text:p text:style-name="P9"><text:span text:style-name="T1">precio venta</text:span></text:p>
        </text:list-item>
      </text:list>
      <text:p text:style-name="P8"><text:span text:style-name="T1"/></text:p>
      <text:p text:style-name="P8"><text:span text:style-name="T1"><text:tab/>STOCK</text:span></text:p>
      <text:list xml:id="list1631223710" text:style-name="L7">
        <text:list-item>
          <text:p text:style-name="P13"><text:span text:style-name="T1">ID</text:span></text:p>
        </text:list-item>
        <text:list-item>
          <text:p text:style-name="P13"><text:span text:style-name="T1">Fecha de emision</text:span></text:p>
        </text:list-item>
        <text:list-item>
          <text:p text:style-name="P13"><text:span text:style-name="T1">usuario_id</text:span></text:p>
        </text:list-item>
        <text:list-item>
          <text:p text:style-name="P13"><text:span text:style-name="T1">producto_id</text:span></text:p>
        </text:list-item>
        <text:list-item>
          <text:p text:style-name="P13"><text:span text:style-name="T1">cantidad</text:span></text:p>
        </text:list-item>
        <text:list-item>
          <text:p text:style-name="P13"><text:span text:style-name="T1">precio de compra paquete</text:span></text:p>
        </text:list-item>
      </text:list>
      <text:p text:style-name="P8"><text:span text:style-name="T1"/></text:p>
      <text:p text:style-name="P8"><text:span text:style-name="T1"><text:tab/>CLIENTE</text:span></text:p>
      <text:list xml:id="list2764291579" text:style-name="L9">
        <text:list-item>
          <text:p text:style-name="P15"><text:span text:style-name="T1">ID</text:span></text:p>
        </text:list-item>
        <text:list-item>
          <text:p text:style-name="P15"><text:span text:style-name="T1">nombre</text:span></text:p>
        </text:list-item>
        <text:list-item>
          <text:p text:style-name="P15"><text:span text:style-name="T1">descripción</text:span></text:p>
        </text:list-item>
      </text:list>
      <text:p text:style-name="P8"><text:span text:style-name="T1"/></text:p>
      <text:p text:style-name="P8"><text:span text:style-name="T1"><text:tab/>VENTAS</text:span></text:p>
      <text:p text:style-name="P8"><text:span text:style-name="T1"/></text:p>
      <text:list xml:id="list1208631703" text:style-name="L8">
        <text:list-item>
          <text:p text:style-name="P14"><text:span text:style-name="T1">ID</text:span></text:p>
        </text:list-item>
        <text:list-item>
          <text:p text:style-name="P14"><text:span text:style-name="T1">Fecha de emision</text:span></text:p>
        </text:list-item>
        <text:list-item>
          <text:p text:style-name="P16"><text:span text:style-name="T1">nombre cliente</text:span></text:p>
        </text:list-item>
        <text:list-item>
          <text:p text:style-name="P14"><text:span text:style-name="T1">usuario_id</text:span></text:p>
        </text:list-item>
        <text:list-item>
          <text:p text:style-name="P14"><text:span text:style-name="T1">precio venta</text:span></text:p>
        </text:list-item>
        <text:list-item>
          <text:p text:style-name="P14"><text:span text:style-name="T1">estado</text:span></text:p>
        </text:list-item>
      </text:list>
      <text:p text:style-name="P8"><text:span text:style-name="T1"><text:tab/></text:span></text:p>
      <text:p text:style-name="P8"><text:span text:style-name="T1"><text:tab/></text:span><text:span text:style-name="T2">VENTA_PRODUCTO</text:span></text:p>
      <text:list xml:id="list3671018528" text:style-name="L10">
        <text:list-item>
          <text:p text:style-name="P17"><text:span text:style-name="T1">ID</text:span></text:p>
        </text:list-item>
        <text:list-item>
          <text:p text:style-name="P17"><text:span text:style-name="T1">venta_id</text:span></text:p>
        </text:list-item>
        <text:list-item>
          <text:p text:style-name="P17"><text:span text:style-name="T1">producto_id</text:span></text:p>
        </text:list-item>
        <text:list-item>
          <text:p text:style-name="P17"><text:span text:style-name="T1">producto_venta_id</text:span></text:p>
        </text:list-item>
        <text:list-item>
          <text:p text:style-name="P17"><text:span text:style-name="T1">precio</text:span></text:p>
        </text:list-item>
        <text:list-item>
          <text:p text:style-name="P17"><text:span text:style-name="T1">cantidad</text:span></text:p>
          <text:p text:style-name="P17"><text:span text:style-name="T1"/></text:p>
        </text:list-item>
      </text:list>
      <text:p text:style-name="P8"><text:span text:style-name="T2"/></text:p>
      <text:p text:style-name="P8"><text:span text:style-name="T2"><text:tab/>Configuración</text:span></text:p>
      <text:p text:style-name="P8"><text:span text:style-name="T2"/></text:p>
      <text:list xml:id="list2331770055" text:style-name="L11">
        <text:list-item>
          <text:p text:style-name="P18"><text:span text:style-name="T1">Nombre empres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1590b1" officeooo:paragraph-rsid="001590b1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odelado de la base de dat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2:48:36.860413752</meta:creation-date>
    <dc:date>2020-07-20T23:12:43.894277678</dc:date>
    <meta:editing-duration>PT2M56S</meta:editing-duration>
    <meta:editing-cycles>1</meta:editing-cycles>
    <meta:document-statistic meta:table-count="0" meta:image-count="0" meta:object-count="0" meta:page-count="1" meta:paragraph-count="66" meta:word-count="135" meta:character-count="610" meta:non-whitespace-character-count="576"/>
    <meta:generator>LibreOffice/6.4.5.2$Linux_X86_64 LibreOffice_project/40$Build-2</meta:generator>
  </office:meta>
</office:document-meta>
</file>